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d7ba7d"/>
    </style:style>
    <style:style style:name="T2" style:family="text">
      <style:text-properties fo:color="#9cdcfe"/>
    </style:style>
    <style:style style:name="T3" style:family="text">
      <style:text-properties fo:color="#b5cea8"/>
    </style:style>
    <style:style style:name="T4" style:family="text">
      <style:text-properties fo:color="#ce9178"/>
    </style:style>
    <style:style style:name="T5" style:family="text">
      <style:text-properties fo:color="#c586c0"/>
    </style:style>
    <style:style style:name="T6" style:family="text">
      <style:text-properties fo:color="#569c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.head</text:span> {</text:p>
      <text:p text:style-name="P1"><text:span text:style-name="T2">padding</text:span>: <text:span text:style-name="T3">4px</text:span> <text:span text:style-name="T3">0px</text:span> <text:span text:style-name="T3">0px</text:span> <text:span text:style-name="T3">0px</text:span>; }</text:p>
      <text:p text:style-name="P3"/>
      <text:p text:style-name="P1"><text:span text:style-name="T1">p</text:span> {</text:p>
      <text:p text:style-name="P1"><text:span text:style-name="T2">background-color</text:span>: <text:span text:style-name="T4">black</text:span>;</text:p>
      <text:p text:style-name="P1"><text:span text:style-name="T2">color</text:span>: <text:span text:style-name="T4">white</text:span>;</text:p>
      <text:p text:style-name="P1"><text:span text:style-name="T2">text-align</text:span>: <text:span text:style-name="T4">center</text:span>; }</text:p>
      <text:p text:style-name="P3"/>
      <text:p text:style-name="P1"><text:span text:style-name="T1">.acc</text:span> {</text:p>
      <text:p text:style-name="P1"><text:span text:style-name="T2">text-align</text:span>: <text:span text:style-name="T4">right</text:span>;</text:p>
      <text:p text:style-name="P1"><text:span text:style-name="T2">height</text:span>: <text:span text:style-name="T3">40px</text:span>;</text:p>
      <text:p text:style-name="P1"><text:span text:style-name="T2">width</text:span>: <text:span text:style-name="T3">25px</text:span>; }</text:p>
      <text:p text:style-name="P3"/>
      <text:p text:style-name="P1"><text:span text:style-name="T1">.btn-group</text:span> {</text:p>
      <text:p text:style-name="P1"><text:span text:style-name="T2">padding</text:span>: <text:span text:style-name="T3">5px</text:span> <text:span text:style-name="T3">50px</text:span>; }</text:p>
      <text:p text:style-name="P3"/>
      <text:p text:style-name="P1"><text:span text:style-name="T1">.sub</text:span> {</text:p>
      <text:p text:style-name="P1"><text:span text:style-name="T2">display</text:span>: <text:span text:style-name="T4">block</text:span>;</text:p>
      <text:p text:style-name="P1"><text:span text:style-name="T2">position</text:span>: <text:span text:style-name="T4">absolute</text:span>;</text:p>
      <text:p text:style-name="P1"><text:span text:style-name="T2">height</text:span>: <text:span text:style-name="T3">226px</text:span>;</text:p>
      <text:p text:style-name="P1"><text:span text:style-name="T2">width</text:span>: <text:span text:style-name="T3">180px</text:span>;</text:p>
      <text:p text:style-name="P1"><text:span text:style-name="T2">margin</text:span>: <text:span text:style-name="T3">16px</text:span>; }</text:p>
      <text:p text:style-name="P3"/>
      <text:p text:style-name="P1"><text:span text:style-name="T1">.add</text:span> {</text:p>
      <text:p text:style-name="P1"><text:span text:style-name="T2">display</text:span>: <text:span text:style-name="T4">block</text:span>;</text:p>
      <text:p text:style-name="P1"><text:span text:style-name="T2">position</text:span>: <text:span text:style-name="T4">absolute</text:span>;</text:p>
      <text:p text:style-name="P1"><text:span text:style-name="T2">height</text:span>: <text:span text:style-name="T3">226px</text:span>;</text:p>
      <text:p text:style-name="P1"><text:span text:style-name="T2">width</text:span>: <text:span text:style-name="T3">338px</text:span>;</text:p>
      <text:p text:style-name="P1"><text:span text:style-name="T2">margin</text:span>: <text:span text:style-name="T3">16px</text:span>; }</text:p>
      <text:p text:style-name="P3"/>
      <text:p text:style-name="P1"><text:span text:style-name="T1">.mul</text:span> {</text:p>
      <text:p text:style-name="P1"><text:span text:style-name="T2">display</text:span>: <text:span text:style-name="T4">block</text:span>;</text:p>
      <text:p text:style-name="P1"><text:span text:style-name="T2">position</text:span>: <text:span text:style-name="T4">absolute</text:span>;</text:p>
      <text:p text:style-name="P1"><text:span text:style-name="T2">height</text:span>: <text:span text:style-name="T3">226px</text:span>;</text:p>
      <text:p text:style-name="P1"><text:span text:style-name="T2">width</text:span>: <text:span text:style-name="T3">338px</text:span>;</text:p>
      <text:p text:style-name="P1"><text:span text:style-name="T2">margin</text:span>: <text:span text:style-name="T3">16px</text:span>; }</text:p>
      <text:p text:style-name="P3"/>
      <text:p text:style-name="P1"><text:span text:style-name="T1">.div</text:span> {</text:p>
      <text:p text:style-name="P1"><text:span text:style-name="T2">height</text:span>: <text:span text:style-name="T3">226px</text:span>;</text:p>
      <text:p text:style-name="P1"><text:span text:style-name="T2">width</text:span>: <text:span text:style-name="T3">338px</text:span>;</text:p>
      <text:p text:style-name="P1"><text:span text:style-name="T2">margin</text:span>: <text:span text:style-name="T3">16px</text:span>; }</text:p>
      <text:p text:style-name="P3"/>
      <text:p text:style-name="P1"><text:span text:style-name="T1">input</text:span> {</text:p>
      <text:p text:style-name="P1"><text:span text:style-name="T2">width</text:span>: <text:span text:style-name="T3">270px</text:span>;</text:p>
      <text:p text:style-name="P1"><text:span text:style-name="T2">margin-top</text:span>: <text:span text:style-name="T3">12px</text:span>; }</text:p>
      <text:p text:style-name="P3"/>
      <text:p text:style-name="P1"><text:span text:style-name="T1">.container-fluid1</text:span> {</text:p>
      <text:p text:style-name="P1"><text:span text:style-name="T2">display</text:span>: <text:span text:style-name="T4">flex</text:span>; }</text:p>
      <text:p text:style-name="P3"/>
      <text:p text:style-name="P1"><text:span text:style-name="T1">.container-fluid</text:span> <text:span text:style-name="T1">head</text:span> {</text:p>
      <text:p text:style-name="P1"><text:span text:style-name="T2">display</text:span>: <text:span text:style-name="T4">flex</text:span>; }</text:p>
      <text:p text:style-name="P3"><text:soft-page-break/></text:p>
      <text:p text:style-name="P1"><text:span text:style-name="T1">.tst</text:span> {</text:p>
      <text:p text:style-name="P1"><text:span text:style-name="T2">height</text:span>: <text:span text:style-name="T3">40px</text:span>;</text:p>
      <text:p text:style-name="P1"><text:span text:style-name="T2">width</text:span>: <text:span text:style-name="T3">40px</text:span>; }</text:p>
      <text:p text:style-name="P3"/>
      <text:p text:style-name="P1"><text:span text:style-name="T1">.abc</text:span> {</text:p>
      <text:p text:style-name="P1"><text:span text:style-name="T2">display</text:span>: <text:span text:style-name="T4">block</text:span>;</text:p>
      <text:p text:style-name="P1"><text:span text:style-name="T2">position</text:span>: <text:span text:style-name="T4">absolute</text:span>;</text:p>
      <text:p text:style-name="P1"><text:span text:style-name="T2">height</text:span>: <text:span text:style-name="T3">226px</text:span>;</text:p>
      <text:p text:style-name="P1"><text:span text:style-name="T2">width</text:span>: <text:span text:style-name="T3">180px</text:span>;</text:p>
      <text:p text:style-name="P1"><text:span text:style-name="T2">margin</text:span>: <text:span text:style-name="T3">16px</text:span>; }</text:p>
      <text:p text:style-name="P3"/>
      <text:p text:style-name="P3"/>
      <text:p text:style-name="P2">/*# sourceMappingURL=sty.css.map */</text:p>
      <text:p text:style-name="P1"><text:span text:style-name="T1">.banner</text:span>{</text:p>
      <text:p text:style-name="P1"><text:span text:style-name="T2">background-color</text:span>: <text:span text:style-name="T4">black</text:span>;</text:p>
      <text:p text:style-name="P3"/>
      <text:p text:style-name="P1">}</text:p>
      <text:p text:style-name="P1"><text:span text:style-name="T1">.blk</text:span>{</text:p>
      <text:p text:style-name="P1"><text:span text:style-name="T2">padding</text:span>: <text:span text:style-name="T3">60px</text:span>;</text:p>
      <text:p text:style-name="P1"><text:span text:style-name="T2">color</text:span>:<text:span text:style-name="T4">white</text:span>;</text:p>
      <text:p text:style-name="P1">}</text:p>
      <text:p text:style-name="P1"><text:span text:style-name="T1">.news</text:span>{</text:p>
      <text:p text:style-name="P1"><text:span text:style-name="T2">background-color</text:span>:<text:span text:style-name="T4">greenyellow</text:span>;</text:p>
      <text:p text:style-name="P1"><text:span text:style-name="T2">text-align</text:span>: <text:span text:style-name="T4">center</text:span>;</text:p>
      <text:p text:style-name="P1"><text:span text:style-name="T2">padding-right</text:span>: <text:span text:style-name="T3">0cm</text:span>;</text:p>
      <text:p text:style-name="P1"><text:span text:style-name="T2">display</text:span>:<text:span text:style-name="T4">block</text:span>;</text:p>
      <text:p text:style-name="P5"/>
      <text:p text:style-name="P1">}</text:p>
      <text:p text:style-name="P3"/>
      <text:p text:style-name="P1"><text:span text:style-name="T1">.cv</text:span>{</text:p>
      <text:p text:style-name="P1"><text:span text:style-name="T2">background-color</text:span>: <text:span text:style-name="T4">black</text:span>;</text:p>
      <text:p text:style-name="P1"><text:span text:style-name="T2">color</text:span>:<text:span text:style-name="T4">white</text:span>;</text:p>
      <text:p text:style-name="P1">}</text:p>
      <text:p text:style-name="P1"><text:span text:style-name="T1">h3</text:span>{</text:p>
      <text:p text:style-name="P1"><text:span text:style-name="T2">color</text:span>:<text:span text:style-name="T4">white</text:span>;</text:p>
      <text:p text:style-name="P1">}</text:p>
      <text:p text:style-name="P1"><text:span text:style-name="T1">.bald</text:span>{</text:p>
      <text:p text:style-name="P1"><text:span text:style-name="T2">background-color</text:span>:<text:span text:style-name="T4">black</text:span>;</text:p>
      <text:p text:style-name="P1"><text:span text:style-name="T2">height</text:span>:<text:span text:style-name="T3">520px</text:span>;</text:p>
      <text:p text:style-name="P1"><text:span text:style-name="T2">color</text:span>:<text:span text:style-name="T4">white</text:span>;</text:p>
      <text:p text:style-name="P1">}</text:p>
      <text:p text:style-name="P1"><text:span text:style-name="T1">.col-md-4</text:span>{</text:p>
      <text:p text:style-name="P1"><text:span text:style-name="T2">text-align</text:span>:<text:span text:style-name="T4">center</text:span>;</text:p>
      <text:p text:style-name="P1">}</text:p>
      <text:p text:style-name="P1"><text:span text:style-name="T1">.col-sm-1</text:span>{</text:p>
      <text:p text:style-name="P1"><text:span text:style-name="T2">margin</text:span>:<text:span text:style-name="T3">5px</text:span>;</text:p>
      <text:p text:style-name="P1">}</text:p>
      <text:p text:style-name="P4"><text:line-break/><text:line-break/><text:soft-page-break/><text:line-break/><text:line-break/></text:p>
      <text:p text:style-name="P1"><text:span text:style-name="T5">@media</text:span> only <text:span text:style-name="T4">screen</text:span> and (<text:span text:style-name="T2">max-width</text:span>: <text:span text:style-name="T3">800px</text:span>) {</text:p>
      <text:p text:style-name="P1"><text:span text:style-name="T1">body</text:span> {</text:p>
      <text:p text:style-name="P1"><text:span text:style-name="T2">background-color</text:span>:<text:span text:style-name="T4">white</text:span>;</text:p>
      <text:p text:style-name="P1">}</text:p>
      <text:p text:style-name="P2">/* .display{</text:p>
      <text:p text:style-name="P2">display: none;</text:p>
      <text:p text:style-name="P2">}</text:p>
      <text:p text:style-name="P2">.im{</text:p>
      <text:p text:style-name="P2">width: 75%;</text:p>
      <text:p text:style-name="P2">} */</text:p>
      <text:p text:style-name="P1"><text:span text:style-name="T1">.row</text:span> <text:span text:style-name="T1">.align-items-center</text:span> <text:span text:style-name="T1">.d-lg-block</text:span> <text:span text:style-name="T1">.d-none</text:span> <text:span text:style-name="T1">.logo-img</text:span>{</text:p>
      <text:p text:style-name="P1"><text:span text:style-name="T2">display</text:span>: <text:span text:style-name="T4">none</text:span> <text:span text:style-name="T6">!important</text:span>;</text:p>
      <text:p text:style-name="P1">} </text:p>
      <text:p text:style-name="P3"/>
      <text:p text:style-name="P1"><text:span text:style-name="T1">.footer_info</text:span>{</text:p>
      <text:p text:style-name="P1"><text:span text:style-name="T2">text-align</text:span>: <text:span text:style-name="T4">center</text:span>;</text:p>
      <text:p text:style-name="P1">}</text:p>
      <text:p text:style-name="P3"/>
      <text:p text:style-name="P1"><text:span text:style-name="T1">.footer_section</text:span>{</text:p>
      <text:p text:style-name="P1"><text:span text:style-name="T2">background-color</text:span>: <text:span text:style-name="T4">black</text:span>;</text:p>
      <text:p text:style-name="P1">}</text:p>
      <text:p text:style-name="P1"><text:span text:style-name="T1">.mob_res</text:span>{</text:p>
      <text:p text:style-name="P1"><text:span text:style-name="T2">display</text:span>: <text:span text:style-name="T4">none</text:span>;</text:p>
      <text:p text:style-name="P1">}</text:p>
      <text:p text:style-name="P3"/>
      <text:p text:style-name="P1"><text:span text:style-name="T1">.icons</text:span> <text:span text:style-name="T1">div</text:span>{</text:p>
      <text:p text:style-name="P1"><text:span text:style-name="T2">height</text:span>: <text:span text:style-name="T3">20px</text:span>;</text:p>
      <text:p text:style-name="P1"><text:span text:style-name="T2">width</text:span>: <text:span text:style-name="T3">20px</text:span>;</text:p>
      <text:p text:style-name="P1">}</text:p>
      <text:p text:style-name="P3"/>
      <text:p text:style-name="P1"><text:span text:style-name="T1">.icons</text:span>{</text:p>
      <text:p text:style-name="P1"><text:span text:style-name="T2">float</text:span>: <text:span text:style-name="T4">left</text:span>;</text:p>
      <text:p text:style-name="P1"><text:span text:style-name="T2">margin</text:span>: <text:span text:style-name="T4">auto</text:span>;</text:p>
      <text:p text:style-name="P1"><text:span text:style-name="T2">position</text:span>: <text:span text:style-name="T4">absolute</text:span>;</text:p>
      <text:p text:style-name="P1"><text:span text:style-name="T2">left</text:span>: <text:span text:style-name="T3">30%</text:span>;</text:p>
      <text:p text:style-name="P1">}</text:p>
      <text:p text:style-name="P1"><text:span text:style-name="T1">.menu</text:span>{</text:p>
      <text:p text:style-name="P1"><text:span text:style-name="T2">display</text:span>:<text:span text:style-name="T4">none</text:span>;</text:p>
      <text:p text:style-name="P1">}</text:p>
      <text:p text:style-name="P1"><text:span text:style-name="T1">.desktop_view</text:span>{</text:p>
      <text:p text:style-name="P1"><text:span text:style-name="T2">display</text:span>: <text:span text:style-name="T4">none</text:span>;</text:p>
      <text:p text:style-name="P1">}</text:p>
      <text:p text:style-name="P1"><text:span text:style-name="T1">.search_mob</text:span>{</text:p>
      <text:p text:style-name="P1"><text:span text:style-name="T2">display</text:span>: <text:span text:style-name="T4">block</text:span> <text:span text:style-name="T6">!important</text:span>;</text:p>
      <text:p text:style-name="P1">}</text:p>
      <text:p text:style-name="P1">}</text:p>
      <text:p text:style-name="P1"><text:span text:style-name="T1">.im</text:span>{</text:p>
      <text:p text:style-name="P1"><text:soft-page-break/><text:span text:style-name="T2">display</text:span>: <text:span text:style-name="T4">block</text:span>;</text:p>
      <text:p text:style-name="P1">}</text:p>
      <text:p text:style-name="P1"><text:span text:style-name="T1">.add</text:span>{</text:p>
      <text:p text:style-name="P1"><text:span text:style-name="T2">display</text:span>:<text:span text:style-name="T4">none</text:span>;</text:p>
      <text:p text:style-name="P1">}</text:p>
      <text:p text:style-name="P1"><text:span text:style-name="T1">.add:hover</text:span>{</text:p>
      <text:p text:style-name="P1"><text:span text:style-name="T2">display</text:span>: <text:span text:style-name="T4">block</text:span>;</text:p>
      <text:p text:style-name="P1">}</text:p>
      <text:p text:style-name="P5"/>
      <text:p text:style-name="P1"><text:span text:style-name="T1">.img-hov</text:span>{</text:p>
      <text:p text:style-name="P1"><text:span text:style-name="T2">position</text:span>: <text:span text:style-name="T4">relative</text:span>;</text:p>
      <text:p text:style-name="P1">}</text:p>
      <text:p text:style-name="P1"><text:span text:style-name="T1">.hov-bttn</text:span>{</text:p>
      <text:p text:style-name="P1"><text:span text:style-name="T2">display</text:span>: <text:span text:style-name="T4">none</text:span>;</text:p>
      <text:p text:style-name="P1"><text:span text:style-name="T2">position</text:span>: <text:span text:style-name="T4">absolute</text:span>;</text:p>
      <text:p text:style-name="P1"><text:span text:style-name="T2">top</text:span>: <text:span text:style-name="T3">40px</text:span>;</text:p>
      <text:p text:style-name="P1">}</text:p>
      <text:p text:style-name="P1"><text:span text:style-name="T1">.img-hov:hover</text:span> <text:span text:style-name="T1">.hov-bttn</text:span>{</text:p>
      <text:p text:style-name="P1"><text:span text:style-name="T2">display</text:span>: <text:span text:style-name="T4">block</text:span>;</text:p>
      <text:p text:style-name="P1">}</text:p>
      <text:p text:style-name="P1"><text:span text:style-name="T1">.btn</text:span>{</text:p>
      <text:p text:style-name="P1"><text:span text:style-name="T2">text-align</text:span>:<text:span text:style-name="T4">justify</text:span>;</text:p>
      <text:p text:style-name="P1"><text:span text:style-name="T2">padding</text:span>: <text:span text:style-name="T3">0px</text:span>;</text:p>
      <text:p text:style-name="P1">}</text:p>
      <text:p text:style-name="P1"><text:span text:style-name="T1">.text</text:span>{</text:p>
      <text:p text:style-name="P1"><text:span text:style-name="T2">padding-left</text:span>: <text:span text:style-name="T3">53px</text:span> <text:span text:style-name="T6">!important</text:span>;</text:p>
      <text:p text:style-name="P1">}</text:p>
      <text:p text:style-name="P1"><text:span text:style-name="T1">h6</text:span> <text:span text:style-name="T1">ul</text:span>{</text:p>
      <text:p text:style-name="P1"><text:span text:style-name="T2">padding-left</text:span>: <text:span text:style-name="T3">55px</text:span>;</text:p>
      <text:p text:style-name="P1">}</text:p>
      <text:p text:style-name="P1"><text:span text:style-name="T1">.img-fluid</text:span> {</text:p>
      <text:p text:style-name="P1"><text:span text:style-name="T2">max-width</text:span>:<text:span text:style-name="T4">unset</text:span> <text:span text:style-name="T6">!important</text:span>;</text:p>
      <text:p text:style-name="P1"><text:span text:style-name="T2">height</text:span>: <text:span text:style-name="T4">auto</text:span> <text:span text:style-name="T6">!important</text:span>;</text:p>
      <text:p text:style-name="P1">}</text:p>
      <text:p text:style-name="P1"><text:span text:style-name="T1">.img</text:span>{</text:p>
      <text:p text:style-name="P1"><text:span text:style-name="T2">display</text:span>:<text:span text:style-name="T4">block</text:span>;</text:p>
      <text:p text:style-name="P1">}</text:p>
      <text:p text:style-name="P1"><text:span text:style-name="T1">.btn</text:span>{</text:p>
      <text:p text:style-name="P1"><text:span text:style-name="T2">size</text:span>:<text:span text:style-name="T3">40px</text:span>;</text:p>
      <text:p text:style-name="P1"><text:span text:style-name="T2">text-align</text:span>: <text:span text:style-name="T4">center</text:span>;</text:p>
      <text:p text:style-name="P1">}</text:p>
      <text:p text:style-name="P1"><text:span text:style-name="T1">.navbar-expand-lg</text:span> {</text:p>
      <text:p text:style-name="P1"><text:span text:style-name="T2">justify-content</text:span>: <text:span text:style-name="T4">center</text:span> <text:span text:style-name="T6">!important</text:span>;</text:p>
      <text:p text:style-name="P1">}</text:p>
      <text:p text:style-name="P1"><text:span text:style-name="T1">.logo-img</text:span>{</text:p>
      <text:p text:style-name="P1"><text:span text:style-name="T2">display</text:span>: <text:span text:style-name="T4">flex</text:span> <text:span text:style-name="T6">!important</text:span>;</text:p>
      <text:p text:style-name="P1">}</text:p>
      <text:p text:style-name="P3"/>
      <text:p text:style-name="P1"><text:span text:style-name="T1">.footer_section</text:span>{</text:p>
      <text:p text:style-name="P1"><text:span text:style-name="T2">background-color</text:span>: <text:span text:style-name="T4">black</text:span>;</text:p>
      <text:p text:style-name="P1"><text:soft-page-break/>}</text:p>
      <text:p text:style-name="P3"/>
      <text:p text:style-name="P1"><text:span text:style-name="T1">.icons</text:span>{</text:p>
      <text:p text:style-name="P1"><text:span text:style-name="T2">float</text:span>: <text:span text:style-name="T4">left</text:span>;</text:p>
      <text:p text:style-name="P1"><text:span text:style-name="T2">margin</text:span>: <text:span text:style-name="T4">auto</text:span>;</text:p>
      <text:p text:style-name="P1"><text:span text:style-name="T2">position</text:span>: <text:span text:style-name="T4">absolute</text:span>;</text:p>
      <text:p text:style-name="P1"><text:span text:style-name="T2">left</text:span>: <text:span text:style-name="T3">43%</text:span>;</text:p>
      <text:p text:style-name="P1">}</text:p>
      <text:p text:style-name="P3"/>
      <text:p text:style-name="P1"><text:span text:style-name="T1">.icons</text:span> <text:span text:style-name="T1">div</text:span>{</text:p>
      <text:p text:style-name="P1"><text:span text:style-name="T2">height</text:span>: <text:span text:style-name="T3">30px</text:span>;</text:p>
      <text:p text:style-name="P1"><text:span text:style-name="T2">width</text:span>: <text:span text:style-name="T3">30px</text:span>;</text:p>
      <text:p text:style-name="P1"><text:span text:style-name="T2">padding</text:span>: <text:span text:style-name="T3">0px</text:span> <text:span text:style-name="T3">10px</text:span>;</text:p>
      <text:p text:style-name="P1">}</text:p>
      <text:p text:style-name="P3"/>
      <text:p text:style-name="P1"><text:span text:style-name="T1">.search_mob</text:span>{</text:p>
      <text:p text:style-name="P1"><text:span text:style-name="T2">display</text:span>: <text:span text:style-name="T4">none</text:span>;</text:p>
      <text:p text:style-name="P1">}</text:p>
      <text:p text:style-name="P1"><text:span text:style-name="T1">.img-hov</text:span> <text:span text:style-name="T1">ul</text:span>{</text:p>
      <text:p text:style-name="P1"><text:span text:style-name="T2">margin-left</text:span>:<text:span text:style-name="T3">25px</text:span>;</text:p>
      <text:p text:style-name="P1">}</text:p>
      <text:p text:style-name="P4"><text:lin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9:11:49.497699398</meta:creation-date>
    <dc:date>2022-09-15T19:12:03.490131208</dc:date>
    <meta:editing-duration>PT14S</meta:editing-duration>
    <meta:editing-cycles>1</meta:editing-cycles>
    <meta:document-statistic meta:table-count="0" meta:image-count="0" meta:object-count="0" meta:page-count="5" meta:paragraph-count="193" meta:word-count="331" meta:character-count="2259" meta:non-whitespace-character-count="2113"/>
    <meta:generator>LibreOffice/6.4.7.2$Linux_X86_64 LibreOffice_project/40$Build-2</meta:generator>
  </office:meta>
</office:document-meta>
</file>